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svg+xml" manifest:full-path="Pictures/10003E6E00000D3B000004A1A341066F.sv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1136*"/>
    </style:style>
    <style:style style:name="Table1.B" style:family="table-column">
      <style:table-column-properties style:column-width="5.75in" style:rel-column-width="5439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9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9" style:family="table-cell">
      <style:table-cell-properties fo:padding="0.0382in" fo:border-left="none" fo:border-right="none" fo:border-top="none" fo:border-bottom="0.0007in solid #000000"/>
    </style:style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2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8" style:family="text">
      <style:text-properties style:font-name="DejaVu Serif1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2">The Non-Casual Reference to</text:p>
      <text:p text:style-name="P11"/>
      <text:p text:style-name="P15">PoSRIC</text:p>
      <text:p text:style-name="P16"><text:span text:style-name="T5">\</text:span>ˈpȯz<text:span text:style-name="T5">-ˈrik\</text:span></text:p>
      <text:p text:style-name="P5"/>
      <text:p text:style-name="P8">an acronym for the</text:p>
      <text:p text:style-name="P4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5"/>
      <text:p text:style-name="P13"/>
      <text:p text:style-name="P13"/>
      <text:p text:style-name="P13"/>
      <text:p text:style-name="P13"/>
      <text:p text:style-name="P13">By Charles Thompso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1" text:anchor-type="paragraph" svg:width="1.3335in" svg:height="0.4665in" draw:z-index="0"><draw:image xlink:href="Pictures/10003E6E00000D3B000004A1A341066F.svg" xlink:type="simple" xlink:show="embed" xlink:actuate="onLoad"/></draw:frame></text:p>
      <text:p text:style-name="P14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2"/>
      <text:p text:style-name="P10">Introduction<text:tab/>…...............................................................................<text:tab/>I</text:p>
      <text:p text:style-name="P10">Building (Linux)<text:tab/>…...............................................................................<text:tab/>II.I</text:p>
      <text:p text:style-name="P10">Building (DOS)<text:tab/>…...............................................................................<text:tab/>II.II</text:p>
      <text:p text:style-name="P10">Commands<text:tab/><text:tab/>…...............................................................................<text:tab/>III</text:p>
      <text:p text:style-name="P10">RiPorFS vII<text:span text:style-name="T8">β</text:span><text:tab/>…...............................................................................<text:tab/>VI.I</text:p>
      <text:p text:style-name="P10">RiPorFS Ridge #s<text:tab/>…...............................................................................<text:tab/>VI.II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">Introduction</text:p>
      <text:p text:style-name="P1"/>
      <text:p text:style-name="P10">RiPorFS<text:span text:style-name="T4"> was created with the idea of a truly limitless and portable file system. To make that idea and reality, </text:span>PoSRIC<text:span text:style-name="T4"> has been created so you can access such filesystems on virtually any computer with a command line and a standard C library. It works by taking commands from stdin and interpreting them to interface with the given </text:span>RiPorFS<text:span text:style-name="T4">.</text:span></text:p>
      <text:p text:style-name="P1">Building(Linux)</text:p>
      <text:p text:style-name="P21"/>
      <text:p text:style-name="P10"><text:span text:style-name="T4">To build </text:span>PoSRIC<text:span text:style-name="T4"> under linux you must have make and some form of GCC-like C compiler. Once those are installed, run </text:span><text:span text:style-name="T6">./build </text:span><text:span text:style-name="T9">in the root </text:span><text:span text:style-name="T10">PoSRIC</text:span><text:span text:style-name="T9"> directory.</text:span></text:p>
      <text:p text:style-name="P1">Building(DOS)</text:p>
      <text:p text:style-name="P1"/>
      <text:p text:style-name="P26">To build <text:span text:style-name="T1">PoSRIC</text:span> under DOS you must have Turbo C installed (Turbo C++ will probably work but I haven't tested it). Run the command <text:span text:style-name="T7">tc</text:span><text:span text:style-name="T10"> in the root </text:span><text:span text:style-name="T11">PoSRIC</text:span><text:span text:style-name="T10"> directory and press o+r+enter. Select “TCCONFIG.TC” and press F9 to start the build process. Once building is done, press alt+x to return to the DOS prompt, where you can run </text:span><text:span text:style-name="T7">posric</text:span><text:span text:style-name="T10"> to get started.</text:span></text:p>
      <text:p text:style-name="P6">Commands</text:p>
      <text:p text:style-name="P23"/>
      <text:p text:style-name="P2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Command</text:p>
          </table:table-cell>
          <table:table-cell table:style-name="Table1.B1" office:value-type="string">
            <text:p text:style-name="P18">Description</text:p>
          </table:table-cell>
        </table:table-row>
        <table:table-row>
          <table:table-cell table:style-name="Table1.A2" office:value-type="string">
            <text:p text:style-name="P17">#:foo is blue;</text:p>
          </table:table-cell>
          <table:table-cell table:style-name="Table1.B2" office:value-type="string">
            <text:p text:style-name="P17">Make a comment about foo being blue</text:p>
          </table:table-cell>
        </table:table-row>
        <table:table-row>
          <table:table-cell table:style-name="Table1.A2" office:value-type="string">
            <text:p text:style-name="P17">exit:;</text:p>
          </table:table-cell>
          <table:table-cell table:style-name="Table1.B2" office:value-type="string">
            <text:p text:style-name="P17">Exit posric with no errors</text:p>
          </table:table-cell>
        </table:table-row>
        <table:table-row>
          <table:table-cell table:style-name="Table1.A2" office:value-type="string">
            <text:p text:style-name="P17">giveUp:foo;</text:p>
          </table:table-cell>
          <table:table-cell table:style-name="Table1.B2" office:value-type="string">
            <text:p text:style-name="P17">Print “foo” and exit if the last command ended in error</text:p>
          </table:table-cell>
        </table:table-row>
        <table:table-row>
          <table:table-cell table:style-name="Table1.A2" office:value-type="string">
            <text:p text:style-name="P17">echo:foo;</text:p>
          </table:table-cell>
          <table:table-cell table:style-name="Table1.B2" office:value-type="string">
            <text:p text:style-name="P17">Print “foo” to the screen</text:p>
          </table:table-cell>
        </table:table-row>
        <table:table-row>
          <table:table-cell table:style-name="Table1.A2" office:value-type="string">
            <text:p text:style-name="P17">use:foo.rpf;</text:p>
          </table:table-cell>
          <table:table-cell table:style-name="Table1.B2" office:value-type="string">
            <text:p text:style-name="P17">Use the archive “foo.rpf”</text:p>
          </table:table-cell>
        </table:table-row>
        <table:table-row>
          <table:table-cell table:style-name="Table1.A2" office:value-type="string">
            <text:p text:style-name="P17">tmp:tmp.rpf;</text:p>
          </table:table-cell>
          <table:table-cell table:style-name="Table1.B2" office:value-type="string">
            <text:p text:style-name="P17">Use the file “tmp.rpf” as a temporary file</text:p>
          </table:table-cell>
        </table:table-row>
        <table:table-row>
          <table:table-cell table:style-name="Table1.A2" office:value-type="string">
            <text:p text:style-name="P17">format:;</text:p>
          </table:table-cell>
          <table:table-cell table:style-name="Table1.B2" office:value-type="string">
            <text:p text:style-name="P17">Format the archive being used</text:p>
          </table:table-cell>
        </table:table-row>
        <table:table-row>
          <table:table-cell table:style-name="Table1.A9" office:value-type="string">
            <text:p text:style-name="P17">addFn:foo;</text:p>
          </table:table-cell>
          <table:table-cell table:style-name="Table1.B9" office:value-type="string">
            <text:p text:style-name="P17">Adds the filename “foo” to the archive</text:p>
          </table:table-cell>
        </table:table-row>
      </table:table>
      <text:p text:style-name="P1">RiPorFS vIIβ Specs</text:p>
      <text:p text:style-name="P1"/>
      <text:p text:style-name="P7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with a range between 1 &amp; 256, and have a dual purpose; to describe data, and to provide data. Description ridges have the 8<text:span text:style-name="T2">th</text:span> bit set, and describe the data ridges that follow. Data ridges encode blocks of data that are 1-128 bytes long. The data from the data ridges following a descriptor ridges are combined, and interpreted as descriptor ridges tell t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RiPorFS Ridge #s</text:p>
      <text:p text:style-name="P6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18">Hex Value</text:p>
          </table:table-cell>
          <table:table-cell table:style-name="ridges.A1" office:value-type="string">
            <text:p text:style-name="P18">Name</text:p>
          </table:table-cell>
          <table:table-cell table:style-name="ridges.C1" office:value-type="string">
            <text:p text:style-name="P18">Description</text:p>
          </table:table-cell>
        </table:table-row>
        <table:table-row>
          <table:table-cell table:style-name="ridges.A2" office:value-type="string">
            <text:p text:style-name="P18">FF</text:p>
          </table:table-cell>
          <table:table-cell table:style-name="ridges.A2" office:value-type="string">
            <text:p text:style-name="P18">NULL Data</text:p>
          </table:table-cell>
          <table:table-cell table:style-name="ridges.C2" office:value-type="string">
            <text:p text:style-name="P17">Used when the following data can be ignored</text:p>
          </table:table-cell>
        </table:table-row>
        <table:table-row>
          <table:table-cell table:style-name="ridges.A2" office:value-type="string">
            <text:p text:style-name="P18">FE</text:p>
          </table:table-cell>
          <table:table-cell table:style-name="ridges.A2" office:value-type="string">
            <text:p text:style-name="P18">File Data Ridge</text:p>
          </table:table-cell>
          <table:table-cell table:style-name="ridges.C2" office:value-type="string">
            <text:p text:style-name="P17">Used when filedata is being read</text:p>
          </table:table-cell>
        </table:table-row>
        <table:table-row>
          <table:table-cell table:style-name="ridges.A2" office:value-type="string">
            <text:p text:style-name="P18">FD</text:p>
          </table:table-cell>
          <table:table-cell table:style-name="ridges.A2" office:value-type="string">
            <text:p text:style-name="P18">File Name Ridge</text:p>
          </table:table-cell>
          <table:table-cell table:style-name="ridges.C2" office:value-type="string">
            <text:p text:style-name="P17">Used when a filename is being read. Encoded UTF-8</text:p>
          </table:table-cell>
        </table:table-row>
        <table:table-row>
          <table:table-cell table:style-name="ridges.A2" office:value-type="string">
            <text:p text:style-name="P18">FC</text:p>
          </table:table-cell>
          <table:table-cell table:style-name="ridges.A2" office:value-type="string">
            <text:p text:style-name="P18">Directory Name Ridge</text:p>
          </table:table-cell>
          <table:table-cell table:style-name="ridges.C2" office:value-type="string">
            <text:p text:style-name="P17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18">FB</text:p>
          </table:table-cell>
          <table:table-cell table:style-name="ridges.A2" office:value-type="string">
            <text:p text:style-name="P18">Directory End Ridge</text:p>
          </table:table-cell>
          <table:table-cell table:style-name="ridges.C2" office:value-type="string">
            <text:p text:style-name="P17">Used to end a directory</text:p>
          </table:table-cell>
        </table:table-row>
        <table:table-row>
          <table:table-cell table:style-name="ridges.A2" office:value-type="string">
            <text:p text:style-name="P18">FA</text:p>
          </table:table-cell>
          <table:table-cell table:style-name="ridges.A2" office:value-type="string">
            <text:p text:style-name="P18">Time Of Creation</text:p>
          </table:table-cell>
          <table:table-cell table:style-name="ridges.C2" office:value-type="string">
            <text:p text:style-name="P17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18">F9</text:p>
          </table:table-cell>
          <table:table-cell table:style-name="ridges.A2" office:value-type="string">
            <text:p text:style-name="P18">Time Of Modification</text:p>
          </table:table-cell>
          <table:table-cell table:style-name="ridges.C2" office:value-type="string">
            <text:p text:style-name="P17">Used to tell the time of the last modification of the following file/directory names. Data is a variable-length little-endian integer representing the time of the last modification in UNIX time.</text:p>
          </table:table-cell>
        </table:table-row>
        <table:table-row>
          <table:table-cell table:style-name="ridges.A2" office:value-type="string">
            <text:p text:style-name="P18">F8</text:p>
          </table:table-cell>
          <table:table-cell table:style-name="ridges.A2" office:value-type="string">
            <text:p text:style-name="P18">File Owner</text:p>
          </table:table-cell>
          <table:table-cell table:style-name="ridges.C2" office:value-type="string">
            <text:p text:style-name="P17">The name of the owner of the following files/directories. Encoded in UTF-8</text:p>
          </table:table-cell>
        </table:table-row>
        <table:table-row>
          <table:table-cell table:style-name="ridges.A2" office:value-type="string">
            <text:p text:style-name="P18">F7</text:p>
          </table:table-cell>
          <table:table-cell table:style-name="ridges.A2" office:value-type="string">
            <text:p text:style-name="P18">Last Writer</text:p>
          </table:table-cell>
          <table:table-cell table:style-name="ridges.C2" office:value-type="string">
            <text:p text:style-name="P17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18">F6</text:p>
          </table:table-cell>
          <table:table-cell table:style-name="ridges.A2" office:value-type="string">
            <text:p text:style-name="P18">Permissions</text:p>
          </table:table-cell>
          <table:table-cell table:style-name="ridges.C2" office:value-type="string">
            <text:p text:style-name="P17">The UNIX permissions for the following files/directories</text:p>
          </table:table-cell>
        </table:table-row>
        <table:table-row>
          <table:table-cell table:style-name="ridges.A2" office:value-type="string">
            <text:p text:style-name="P18">F5</text:p>
          </table:table-cell>
          <table:table-cell table:style-name="ridges.A2" office:value-type="string">
            <text:p text:style-name="P18">File Type</text:p>
          </table:table-cell>
          <table:table-cell table:style-name="ridges.C12" office:value-type="string">
            <text:p text:style-name="P17">The MIME type of the following files</text:p>
          </table:table-cell>
        </table:table-row>
        <table:table-row>
          <table:table-cell table:style-name="ridges.A13" office:value-type="float" office:value="80">
            <text:p text:style-name="P18">80</text:p>
          </table:table-cell>
          <table:table-cell table:style-name="ridges.A2" office:value-type="string">
            <text:p text:style-name="P18">XML Metadata</text:p>
          </table:table-cell>
          <table:table-cell table:style-name="ridges.C12" office:value-type="string">
            <text:p text:style-name="P17">Misc. XML metadata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1-27T22:34:41</dc:date>
    <meta:editing-duration>P1DT1H46M57S</meta:editing-duration>
    <meta:editing-cycles>81</meta:editing-cycles>
    <meta:generator>OpenOffice/4.1.2$Linux OpenOffice.org_project/412m3$Build-9782</meta:generator>
    <meta:document-statistic meta:table-count="2" meta:image-count="1" meta:object-count="0" meta:page-count="4" meta:paragraph-count="81" meta:word-count="559" meta:character-count="3782"/>
  </office:meta>
</office:document-meta>
</file>